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language="en" fo:country="U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7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ffffff" draw:marker-start-width="0.508cm" draw:marker-end-width="0.508cm" draw:fill="none" draw:fill-color="#ffffff" fo:min-height="0.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3.497cm" svg:height="1.026cm" svg:x="5.256cm" svg:y="0.155cm"><draw:text-box><text:p text:style-name="P1"><text:span text:style-name="T1">Radio Ressource Management</text:span></text:p></draw:text-box></draw:frame><draw:frame text:anchor-type="paragraph" draw:z-index="1" draw:name="Shape2" draw:style-name="gr1" draw:text-style-name="P2" svg:width="3.497cm" svg:height="1.026cm" svg:x="1.293cm" svg:y="2.633cm"><draw:text-box><text:p text:style-name="P1"><text:span text:style-name="T2">Channel</text:span><text:span text:style-name="T1"> </text:span><text:span text:style-name="T2">Selection</text:span><text:span text:style-name="T1"> </text:span><text:span text:style-name="T2">Control</text:span></text:p></draw:text-box></draw:frame><draw:frame text:anchor-type="paragraph" draw:z-index="2" draw:name="Shape2" draw:style-name="gr2" draw:text-style-name="P2" svg:width="3.499cm" svg:height="1.512cm" svg:x="5.161cm" svg:y="3.738cm"><draw:text-box><text:p text:style-name="P1"><text:span text:style-name="T1">Client- </text:span><text:span text:style-name="T2">Access</text:span><text:span text:style-name="T1"> Point Association </text:span><text:span text:style-name="T2">Control</text:span></text:p></draw:text-box></draw:frame><draw:frame text:anchor-type="paragraph" draw:z-index="3" draw:name="Shape2" draw:style-name="gr1" draw:text-style-name="P2" svg:width="3.497cm" svg:height="1.026cm" svg:x="8.839cm" svg:y="5.394cm"><draw:text-box><text:p text:style-name="P1"><text:span text:style-name="T1">Communication </text:span><text:span text:style-name="T2">Schedule</text:span><text:span text:style-name="T1"> Control</text:span></text:p></draw:text-box></draw:frame><draw:line text:anchor-type="paragraph" draw:z-index="4" draw:name="Shape10" draw:style-name="gr3" draw:text-style-name="P2" svg:x1="3.073cm" svg:y1="1.674cm" svg:x2="3.073cm" svg:y2="2.634cm"><text:p/></draw:line><draw:line text:anchor-type="paragraph" draw:z-index="5" draw:name="Shape10" draw:style-name="gr3" draw:text-style-name="P2" svg:x1="6.939cm" svg:y1="1.674cm" svg:x2="6.943cm" svg:y2="3.748cm"><text:p/></draw:line><draw:line text:anchor-type="paragraph" draw:z-index="6" draw:name="Shape10" draw:style-name="gr4" draw:text-style-name="P2" svg:x1="6.943cm" svg:y1="1.619cm" svg:x2="6.943cm" svg:y2="1.18cm"><text:p/></draw:line><draw:line text:anchor-type="paragraph" draw:z-index="7" draw:name="Shape10" draw:style-name="gr3" draw:text-style-name="P2" svg:x1="10.282cm" svg:y1="1.646cm" svg:x2="10.282cm" svg:y2="5.394cm"><text:p/></draw:line><draw:line text:anchor-type="paragraph" draw:z-index="8" draw:name="Shape8" draw:style-name="gr4" draw:text-style-name="P1" svg:x1="10.282cm" svg:y1="1.646cm" svg:x2="3.05cm" svg:y2="1.683cm"><text:p/></draw:line><draw:line text:anchor-type="paragraph" draw:z-index="9" draw:name="Shape10" draw:style-name="gr3" draw:text-style-name="P2" svg:x1="1.159cm" svg:y1="4.131cm" svg:x2="8.472cm" svg:y2="6.525cm"><text:p/></draw:line><draw:frame text:anchor-type="paragraph" draw:z-index="10" draw:name="Shape2" draw:style-name="gr5" draw:text-style-name="P2" svg:width="5.434cm" svg:height="0.66cm" draw:transform="rotate (-0.331612557878923) translate (2.29481944444444cm 4.746625cm)"><draw:text-box><text:p text:style-name="P1"><text:span text:style-name="T1">Operations Execution Ord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7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5:51:46.549463426</meta:creation-date>
    <dc:date>2017-08-24T16:11:02.295306803</dc:date>
    <meta:editing-duration>PT4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